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762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7.03791666666667cm"/>
    </style:style>
    <style:style style:name="co11" style:family="table-column">
      <style:table-column-properties fo:break-before="auto" style:column-width="6.985cm"/>
    </style:style>
    <style:style style:name="co12" style:family="table-column">
      <style:table-column-properties fo:break-before="auto" style:column-width="6.95854166666667cm"/>
    </style:style>
    <style:style style:name="co13" style:family="table-column">
      <style:table-column-properties fo:break-before="auto" style:column-width="7.01145833333333cm"/>
    </style:style>
    <style:style style:name="co14" style:family="table-column">
      <style:table-column-properties fo:break-before="auto" style:column-width="6.93208333333333cm"/>
    </style:style>
    <style:style style:name="co15" style:family="table-column">
      <style:table-column-properties fo:break-before="auto" style:column-width="6.905625cm"/>
    </style:style>
    <style:style style:name="co16" style:family="table-column">
      <style:table-column-properties fo:break-before="auto" style:column-width="3.62479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ear_torneo_-_Escenario_tip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Creacion tipica de un torneo, con invitacion de participantes y calendarizacion exitosa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o verifico si la persona tiene los suficientes amigos</text:p>
          </table:table-cell>
          <table:table-cell office:value-type="string" table:style-name="ce1">
            <text:p>No verifico si la persona tiene los suficientes amigos</text:p>
          </table:table-cell>
          <table:table-cell office:value-type="string" table:style-name="ce1">
            <text:p>No verifico si la persona tiene los suficientes amigos</text:p>
          </table:table-cell>
          <table:table-cell office:value-type="string" table:style-name="ce1">
            <text:p>No verifico si la persona tiene los suficientes amigos</text:p>
          </table:table-cell>
          <table:table-cell office:value-type="string" table:style-name="ce1">
            <text:p>No verifico si la persona tiene los suficientes amigos</text:p>
          </table:table-cell>
          <table:table-cell office:value-type="string" table:style-name="ce1">
            <text:p>No verifico si la persona tiene los suficientes amigos</text:p>
          </table:table-cell>
          <table:table-cell office:value-type="string" table:style-name="ce1">
            <text:p>No verifico si la persona tiene los suficientes amigos</text:p>
          </table:table-cell>
          <table:table-cell office:value-type="string" table:style-name="ce1">
            <text:p>No verifico si la persona tiene los suficientes amig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office:value-type="string" table:style-name="ce1">
            <text:p>Se genera el torneo con ese nombre, si no esta creado para ese usuario, de ese tipo con esa cantidad de jugado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office:value-type="string" table:style-name="ce1">
            <text:p>Se genera un torneo, con todos los datos necesarios para su inicio, con calendarizacion establecida. Y se almacenan sus datos en la BD, se brinda un id de torneo para uso futur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  <table:table table:name="Crear_torneo_-_Escenario_alter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Creacion de un torneo, el nombre del torneo ya existe para ese usuario, se piden nuevos valores, y se crea el torne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"Nombre de torneo existente para ese usuario"</text:p>
          </table:table-cell>
          <table:table-cell office:value-type="string" table:style-name="ce1">
            <text:p>"Nombre de torneo existente para ese usuario"</text:p>
          </table:table-cell>
          <table:table-cell office:value-type="string" table:style-name="ce1">
            <text:p>"Nombre de torneo existente para ese usuario"</text:p>
          </table:table-cell>
          <table:table-cell office:value-type="string" table:style-name="ce1">
            <text:p>"Nombre de torneo existente para ese usuario"</text:p>
          </table:table-cell>
          <table:table-cell office:value-type="string" table:style-name="ce1">
            <text:p>"Nombre de torneo existente para ese usuario"</text:p>
          </table:table-cell>
          <table:table-cell office:value-type="string" table:style-name="ce1">
            <text:p>"Nombre de torneo existente para ese usuario"</text:p>
          </table:table-cell>
          <table:table-cell office:value-type="string" table:style-name="ce1">
            <text:p>"Nombre de torneo existente para ese usuario"</text:p>
          </table:table-cell>
          <table:table-cell office:value-type="string" table:style-name="ce1">
            <text:p>"Nombre de torneo existente para ese usuario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P-02</text:p>
          </table:table-cell>
          <table:table-cell office:value-type="string" table:style-name="ce1">
            <text:p>Creacion de un torneo, el nombre del torneo es vacio, se piden nuevos valores, y se crea el torne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office:value-type="string" table:style-name="ce1">
            <text:p>Se muestra mensaje de error en el nombre del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office:value-type="string" table:style-name="ce1">
            <text:p>Se muestra un mensaje de error al usuario, sobre error en el nombre del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"Nombre de torneo vacio"</text:p>
          </table:table-cell>
          <table:table-cell office:value-type="string" table:style-name="ce1">
            <text:p>"Nombre de torneo vacio"</text:p>
          </table:table-cell>
          <table:table-cell office:value-type="string" table:style-name="ce1">
            <text:p>"Nombre de torneo vacio"</text:p>
          </table:table-cell>
          <table:table-cell office:value-type="string" table:style-name="ce1">
            <text:p>"Nombre de torneo vacio"</text:p>
          </table:table-cell>
          <table:table-cell office:value-type="string" table:style-name="ce1">
            <text:p>"Nombre de torneo vacio"</text:p>
          </table:table-cell>
          <table:table-cell office:value-type="string" table:style-name="ce1">
            <text:p>"Nombre de torneo vacio"</text:p>
          </table:table-cell>
          <table:table-cell office:value-type="string" table:style-name="ce1">
            <text:p>"Nombre de torneo vacio"</text:p>
          </table:table-cell>
          <table:table-cell office:value-type="string" table:style-name="ce1">
            <text:p>"Nombre de torneo vacio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office:value-type="string" table:style-name="ce1">
            <text:p>Creacion de un torneo, el nombre del usuario no existe en la BD se piden nuevos valores, y se crea el torne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P-04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office:value-type="string" table:style-name="ce1">
            <text:p>Creacion de un torneo, el nombre del usuario es vacio, se piden nuevos valores, y se crea el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office:value-type="string" table:style-name="ce1">
            <text:p>Se muestra mensaje de error sobre el nombre del usuari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office:value-type="string" table:style-name="ce1">
            <text:p>Se muestra un mensaje de error al usuario, sobre error en el nombre de usuari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office:value-type="string" table:style-name="ce1">
            <text:p>"Nombre de usuario invali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mbre del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office:value-type="string" table:style-name="ce1">
            <text:p>"X" nombre de torne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po del torneo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Llave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office:value-type="string" table:style-name="ce1">
            <text:p>"Grupos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umero de jugador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vitar amigos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office:value-type="string" table:style-name="ce1">
            <text:p>Correcto!</text:p>
          </table:table-cell>
          <table:table-cell table:number-columns-repeated="16375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blo</meta:initial-creator>
    <dc:creator>Pablo</dc:creator>
    <meta:creation-date>2013-04-21T16:12:26Z</meta:creation-date>
    <dc:date>2013-06-24T05:22:14Z</dc:date>
    <meta:editing-cycles>17</meta:editing-cycles>
    <meta:editing-duration>PT12344S</meta:editing-duration>
    <meta:user-defined meta:name="Info 1"/>
    <meta:user-defined meta:name="Info 2"/>
    <meta:user-defined meta:name="Info 3"/>
    <meta:user-defined meta:name="Info 4"/>
  </office:meta>
</office:document-meta>
</file>